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.4925in" fo:text-indent="0in" style:auto-text-indent="false"/>
      <style:text-properties officeooo:paragraph-rsid="0022a877"/>
    </style:style>
    <style:style style:name="P2" style:family="paragraph" style:parent-style-name="Text_20_body">
      <style:paragraph-properties fo:margin-left="0.4925in" fo:text-indent="0in" style:auto-text-indent="false"/>
    </style:style>
    <style:style style:name="P3" style:family="paragraph" style:parent-style-name="Text_20_body">
      <style:text-properties fo:color="#ff57ff" loext:opacity="100%" officeooo:rsid="001ea1b3" officeooo:paragraph-rsid="001ea1b3"/>
    </style:style>
    <style:style style:name="P4" style:family="paragraph" style:parent-style-name="Text_20_body">
      <style:text-properties officeooo:paragraph-rsid="002598e1"/>
    </style:style>
    <style:style style:name="P5" style:family="paragraph" style:parent-style-name="Text_20_body">
      <style:text-properties officeooo:paragraph-rsid="002a3051"/>
    </style:style>
    <style:style style:name="P6" style:family="paragraph" style:parent-style-name="Text_20_body" style:list-style-name="L1">
      <style:text-properties officeooo:paragraph-rsid="002a3051"/>
    </style:style>
    <style:style style:name="P7" style:family="paragraph" style:parent-style-name="Text_20_body">
      <style:text-properties officeooo:rsid="0022a877" officeooo:paragraph-rsid="0022f94b"/>
    </style:style>
    <style:style style:name="P8" style:family="paragraph" style:parent-style-name="Text_20_body" style:list-style-name="List_20_1">
      <style:text-properties officeooo:paragraph-rsid="002598e1"/>
    </style:style>
    <style:style style:name="P9" style:family="paragraph" style:parent-style-name="Text_20_body" style:list-style-name="List_20_1">
      <style:text-properties officeooo:rsid="00297ea7" officeooo:paragraph-rsid="00297ea7"/>
    </style:style>
    <style:style style:name="P10" style:family="paragraph" style:parent-style-name="Heading_20_1">
      <style:text-properties officeooo:paragraph-rsid="002598e1"/>
    </style:style>
    <style:style style:name="P11" style:family="paragraph" style:parent-style-name="Text_20_body" style:list-style-name="List_20_1">
      <style:text-properties officeooo:rsid="00299b84" officeooo:paragraph-rsid="00299b84"/>
    </style:style>
    <style:style style:name="P12" style:family="paragraph" style:parent-style-name="Text_20_body">
      <style:text-properties officeooo:rsid="0022a877" officeooo:paragraph-rsid="0022a877"/>
    </style:style>
    <style:style style:name="P13" style:family="paragraph" style:parent-style-name="Heading_20_2">
      <style:text-properties fo:color="#ff57ff" loext:opacity="100%"/>
    </style:style>
    <style:style style:name="P14" style:family="paragraph" style:parent-style-name="Text_20_body">
      <style:text-properties fo:color="#ff57ff" loext:opacity="100%" fo:background-color="#e5e5e5"/>
    </style:style>
    <style:style style:name="P15" style:family="paragraph" style:parent-style-name="Text_20_body">
      <style:text-properties fo:color="#ff57ff" loext:opacity="100%"/>
    </style:style>
    <style:style style:name="P16" style:family="paragraph" style:parent-style-name="Text_20_body" style:list-style-name="L2">
      <style:text-properties fo:color="#ff57ff" loext:opacity="100%"/>
    </style:style>
    <style:style style:name="P17" style:family="paragraph" style:parent-style-name="Text_20_body" style:list-style-name="L2">
      <style:text-properties fo:color="#ff57ff" loext:opacity="100%" officeooo:paragraph-rsid="00297ea7"/>
    </style:style>
    <style:style style:name="P18" style:family="paragraph" style:parent-style-name="Text_20_body">
      <style:text-properties officeooo:rsid="001ea1b3" officeooo:paragraph-rsid="001ea1b3"/>
    </style:style>
    <style:style style:name="P19" style:family="paragraph" style:parent-style-name="Text_20_body">
      <style:paragraph-properties fo:break-before="page"/>
      <style:text-properties officeooo:rsid="001ea1b3" officeooo:paragraph-rsid="001ea1b3"/>
    </style:style>
    <style:style style:name="P20" style:family="paragraph" style:parent-style-name="Title">
      <style:text-properties fo:color="#ff57ff" loext:opacity="100%"/>
    </style:style>
    <style:style style:name="P21" style:family="paragraph" style:parent-style-name="Subtitle">
      <style:text-properties fo:color="#ff57ff" loext:opacity="100%"/>
    </style:style>
    <style:style style:name="P22" style:family="paragraph" style:parent-style-name="Text_20_body" style:list-style-name="L3">
      <style:text-properties fo:color="#ff57ff" loext:opacity="100%" officeooo:rsid="001ea1b3" officeooo:paragraph-rsid="001ea1b3"/>
    </style:style>
    <style:style style:name="P23" style:family="paragraph" style:parent-style-name="Text_20_body" style:list-style-name="L3">
      <style:text-properties fo:color="#ff57ff" loext:opacity="100%" officeooo:rsid="001f9ad6" officeooo:paragraph-rsid="001f9ad6"/>
    </style:style>
    <style:style style:name="P24" style:family="paragraph" style:parent-style-name="Subtitle">
      <style:text-properties fo:color="#ff57ff" loext:opacity="100%" officeooo:paragraph-rsid="00208f99"/>
    </style:style>
    <style:style style:name="P25" style:family="paragraph" style:parent-style-name="Text_20_body" style:list-style-name="L4">
      <style:text-properties fo:color="#ff57ff" loext:opacity="100%" officeooo:paragraph-rsid="00219bb7"/>
    </style:style>
    <style:style style:name="P26" style:family="paragraph" style:parent-style-name="Text_20_body" style:list-style-name="L4">
      <style:text-properties fo:color="#ff57ff" loext:opacity="100%" officeooo:rsid="00208f99" officeooo:paragraph-rsid="00219bb7"/>
    </style:style>
    <style:style style:name="P27" style:family="paragraph" style:parent-style-name="Text_20_body" style:list-style-name="L4">
      <style:text-properties fo:color="#ff57ff" loext:opacity="100%" officeooo:rsid="00208f99" officeooo:paragraph-rsid="00208f99"/>
    </style:style>
    <style:style style:name="P28" style:family="paragraph" style:parent-style-name="Subtitle">
      <style:text-properties fo:color="#ff57ff" loext:opacity="100%" officeooo:paragraph-rsid="00219bb7"/>
    </style:style>
    <style:style style:name="P29" style:family="paragraph" style:parent-style-name="Text_20_body" style:list-style-name="L5">
      <style:text-properties fo:color="#ff57ff" loext:opacity="100%" officeooo:rsid="00208f99" officeooo:paragraph-rsid="00208f99"/>
    </style:style>
    <style:style style:name="P30" style:family="paragraph" style:parent-style-name="Text_20_body" style:list-style-name="L5">
      <style:text-properties fo:color="#ff57ff" loext:opacity="100%" officeooo:rsid="00208f99" officeooo:paragraph-rsid="00219bb7"/>
    </style:style>
    <style:style style:name="P31" style:family="paragraph" style:parent-style-name="Text_20_body">
      <style:text-properties fo:color="#ff57ff" loext:opacity="100%" officeooo:rsid="00208f99" officeooo:paragraph-rsid="00208f99"/>
    </style:style>
    <style:style style:name="P32" style:family="paragraph" style:parent-style-name="Text_20_body" style:list-style-name="L6">
      <style:text-properties officeooo:rsid="00219bb7" officeooo:paragraph-rsid="00219bb7"/>
    </style:style>
    <style:style style:name="P33" style:family="paragraph" style:parent-style-name="Text_20_body" style:list-style-name="L6">
      <style:text-properties fo:color="#ff57ff" loext:opacity="100%" officeooo:rsid="00219bb7" officeooo:paragraph-rsid="00219bb7"/>
    </style:style>
    <style:style style:name="T1" style:family="text">
      <style:text-properties officeooo:rsid="001ea1b3"/>
    </style:style>
    <style:style style:name="T2" style:family="text">
      <style:text-properties officeooo:rsid="0022a877"/>
    </style:style>
    <style:style style:name="T3" style:family="text">
      <style:text-properties officeooo:rsid="002598e1"/>
    </style:style>
    <style:style style:name="T4" style:family="text">
      <style:text-properties officeooo:rsid="00249ecb"/>
    </style:style>
    <style:style style:name="T5" style:family="text">
      <style:text-properties fo:color="#ff57ff" loext:opacity="100%" officeooo:rsid="005314b8"/>
    </style:style>
    <style:style style:name="T6" style:family="text">
      <style:text-properties fo:color="#ff57ff" loext:opacity="100%"/>
    </style:style>
    <style:style style:name="T7" style:family="text">
      <style:text-properties fo:color="#ff57ff" loext:opacity="100%" officeooo:rsid="004f4a32"/>
    </style:style>
    <style:style style:name="T8" style:family="text">
      <style:text-properties fo:color="#ff57ff" loext:opacity="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97ea7"/>
    </style:style>
    <style:style style:name="T10" style:family="text">
      <style:text-properties officeooo:rsid="001f9ad6"/>
    </style:style>
    <style:style style:name="T11" style:family="text">
      <style:text-properties officeooo:rsid="00219bb7"/>
    </style:style>
    <style:style style:name="T12" style:family="text">
      <style:text-properties fo:color="#ff57ff" loext:opacity="100%" officeooo:rsid="00208f9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me Budgeting at Runtime</text:p>
      <text:p text:style-name="Subtitle">A Talk for GTALUG and p99conf</text:p>
      <text:h text:style-name="Heading_20_2" text:outline-level="2">No, Not the “Scrooge and Marley” Kind!</text:h>
      <text:h text:style-name="Heading_20_2" text:outline-level="2"><text:span text:style-name="T1">Part </text:span><text:span text:style-name="T2">I: </text:span>A budget for how slow a program can be</text:h>
      <text:p text:style-name="Text_20_body">If you have a program that has to complete in a certain period of time...</text:p>
      <text:p text:style-name="P1">Make that explicit</text:p>
      <text:p text:style-name="P2">Warn if it’s getting too slow</text:p>
      <text:p text:style-name="P1">Do that in test, CI/CD and at runtime</text:p>
      <text:h text:style-name="Heading_20_2" text:outline-level="2">Why?</text:h>
      <text:p text:style-name="Text_20_body">If you have a program that has to complete in a certain period of time...</text:p>
      <text:p text:style-name="Text_20_body"><text:s text:c="4"/><text:tab/>• Know when to stop “improving” it</text:p>
      <text:p text:style-name="P3"><text:tab/><text:tab/>chapter 11 does this better, <text:span text:style-name="T3">see below</text:span><text:span text:style-name="T4"> wording</text:span></text:p>
      <text:p text:style-name="Text_20_body"><text:s text:c="4"/><text:tab/><text:tab/>• Knuth said “premature optimization is the root of all evil”.</text:p>
      <text:p text:style-name="P4"><text:s text:c="4"/><text:tab/><text:tab/>• <text:span text:style-name="T5">However, if </text:span><text:span text:style-name="T6">you want to avoid wasting time and introducing </text:span><text:span text:style-name="T7">performance </text:span><text:span text:style-name="T6">bugs, you need a way to know how fast is fast enough, and if you can reach it </text:span><text:span text:style-name="T8">without</text:span><text:span text:style-name="T6"> optimization. </text:span></text:p>
      <text:p text:style-name="Text_20_body">Warn before it cost you money</text:p>
      <text:p text:style-name="Text_20_body">If doing a day’s billing takes 26 hours ... <text:s/>That Could be Bad</text:p>
      <text:p text:style-name="P5">Do that at runtime</text:p>
      <text:list text:style-name="L1">
        <text:list-item>
          <text:p text:style-name="P6">And set an alarm if it tries to take more time than you budgeted</text:p>
        </text:list-item>
      </text:list>
      <text:h text:style-name="Heading_20_2" text:outline-level="2">How?</text:h>
      <text:p text:style-name="Text_20_body">That’s pretty easy:</text:p>
      <text:p text:style-name="Text_20_body"><text:s text:c="3"/><text:tab/> • Log transactions per second and the time taken to do them</text:p>
      <text:p text:style-name="Text_20_body"><text:s text:c="4"/><text:tab/>• Report it every 5 minutes in prod</text:p>
      <text:p text:style-name="Text_20_body"><text:s text:c="4"/><text:tab/>• Do the same thing in CI/CD</text:p>
      <text:p text:style-name="Text_20_body"><text:s text:c="4"/><text:tab/><text:tab/>• Shorten the report period to seconds, though</text:p>
      <text:p text:style-name="Text_20_body"><text:s text:c="4"/><text:tab/><text:tab/>• Run a short test by itself on a known-speed machine</text:p>
      <text:p text:style-name="Text_20_body"><text:soft-page-break/>Do it in Dev</text:p>
      <text:p text:style-name="Text_20_body"><text:s text:c="3"/><text:tab/> • Make it part of your go tests, so it happens often</text:p>
      <text:h text:style-name="Heading_20_2" text:outline-level="2">Run Before Walk</text:h>
      <text:p text:style-name="Preformatted_20_Text">func BenchmarkCache(b *testing.B) {</text:p>
      <text:p text:style-name="Preformatted_20_Text"><text:s text:c="4"/>var cache = New() </text:p>
      <text:p text:style-name="Preformatted_20_Text"><text:s text:c="4"/>defer cache.Close() </text:p>
      <text:p text:style-name="Preformatted_20_Text"><text:s text:c="4"/>cache.Put("fred", "wilma") </text:p>
      <text:p text:style-name="Preformatted_20_Text"><text:s text:c="4"/>for i := 0; i &lt; b.N; i++ { </text:p>
      <text:p text:style-name="Preformatted_20_Text"><text:s text:c="8"/>cache.Get("fred")</text:p>
      <text:p text:style-name="Preformatted_20_Text"><text:s text:c="4"/>} </text:p>
      <text:p text:style-name="Preformatted_20_Text">}</text:p>
      <text:h text:style-name="Heading_20_2" text:outline-level="2">Run Before Walk, ctd.</text:h>
      <text:p text:style-name="Preformatted_20_Text">$ go test -bench=. -count 25 -run=^#</text:p>
      <text:p text:style-name="Preformatted_20_Text">goos: linux </text:p>
      <text:p text:style-name="Preformatted_20_Text">goarch: amd64 </text:p>
      <text:p text:style-name="Preformatted_20_Text">pkg: github.com/davecb/stupidestCache/src/cache</text:p>
      <text:p text:style-name="Preformatted_20_Text">cpu: 11th Gen Intel(R) Core(TM) i7-11850H @ 2.50GHz </text:p>
      <text:p text:style-name="Preformatted_20_Text">BenchmarkCache-16 3600025 347.2 ns/op </text:p>
      <text:p text:style-name="Preformatted_20_Text">BenchmarkCache-16 3257851 316.6 ns/op </text:p>
      <text:p text:style-name="Preformatted_20_Text">BenchmarkCache-16 3415239 330.1 ns/op</text:p>
      <text:p text:style-name="Text_20_body"/>
      <text:p text:style-name="Text_20_body">------------</text:p>
      <text:p text:style-name="P7"/>
      <text:p text:style-name="Text_20_body"/>
      <text:h text:style-name="Heading_20_1" text:outline-level="1"><text:span text:style-name="T1">Part </text:span><text:span text:style-name="T2">II – </text:span><text:span text:style-name="T3">how to set a budget</text:span></text:h>
      <text:list xml:id="list2499614045" text:style-name="List_20_1">
        <text:list-item>
          <text:p text:style-name="P8">With and <text:span text:style-name="T9">w</text:span>ithout previous examples</text:p>
          <text:p text:style-name="P9"/>
        </text:list-item>
      </text:list>
      <text:h text:style-name="Heading_20_1" text:outline-level="1">Part III – how to use the budget</text:h>
      <text:list xml:id="list171318512498737" text:continue-numbering="true" text:style-name="List_20_1">
        <text:list-item>
          <text:p text:style-name="P8">Use it to guide development</text:p>
          <text:list>
            <text:list-item>
              <text:p text:style-name="P9">run before walk - </text:p>
            </text:list-item>
            <text:list-item>
              <text:p text:style-name="P8">stupidest cache example</text:p>
            </text:list-item>
          </text:list>
        </text:list-item>
        <text:list-item>
          <text:p text:style-name="P8">use it to make decisions</text:p>
        </text:list-item>
      </text:list>
      <text:h text:style-name="P10" text:outline-level="1">Part IV - mechanics</text:h>
      <text:list text:continue-numbering="true" text:style-name="List_20_1">
        <text:list-item>
          <text:p text:style-name="P11">Do a test that runs the benchmark test, say why</text:p>
        </text:list-item>
        <text:list-item>
          <text:p text:style-name="P8"><text:soft-page-break/>add it to ci/cd, for safety</text:p>
        </text:list-item>
        <text:list-item>
          <text:p text:style-name="P8">add it to prod, and alert</text:p>
          <text:list>
            <text:list-item>
              <text:p text:style-name="P8">sidebar on Western Electric rule</text:p>
            </text:list-item>
          </text:list>
        </text:list-item>
      </text:list>
      <text:h text:style-name="Heading_20_1" text:outline-level="1"><text:s/>Conclude</text:h>
      <text:p text:style-name="Text_20_body">Bleed to death</text:p>
      <text:p text:style-name="Text_20_body">Knuth redux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2"><text:span text:style-name="T1">Part II, </text:span>Digging Down into the Details</text:h>
      <text:p text:style-name="P14">This is in 3 <text:span text:style-name="T1">sub- </text:span>parts</text:p>
      <text:p text:style-name="P14"><text:s text:c="4"/><text:tab/>• Figuring out how long to budget for</text:p>
      <text:p text:style-name="P14"><text:s text:c="2"/><text:tab/><text:tab/> <text:s/>• Interactive programs</text:p>
      <text:p text:style-name="P14"><text:s text:c="2"/><text:tab/><text:tab/> <text:s/>• Daily accounting (that actually is the Scrooge kind)</text:p>
      <text:p text:style-name="P14"><text:tab/> <text:s text:c="3"/>• Adapting that to development</text:p>
      <text:p text:style-name="P14"><text:tab/><text:tab/> <text:s text:c="3"/>• New and existing programs</text:p>
      <text:p text:style-name="P14"><text:s/><text:tab/> <text:s text:c="2"/>• Implementing it</text:p>
      <text:p text:style-name="P14"><text:s/><text:tab/> <text:s text:c="2"/>• Development</text:p>
      <text:p text:style-name="P14"><text:s text:c="2"/><text:tab/> <text:s/>• CI/CD and production</text:p>
      <text:h text:style-name="P13" text:outline-level="2">I, <text:s/>How to Set a Required Speed</text:h>
      <text:p text:style-name="P15">This is “Scientific Guessing”</text:p>
      <text:p text:style-name="P15"><text:s text:c="2"/><text:tab/> <text:s/>• If you have an existing program</text:p>
      <text:p text:style-name="P15"><text:s text:c="3"/><text:tab/><text:tab/> • Measure it </text:p>
      <text:p text:style-name="P15"><text:s text:c="3"/><text:tab/><text:tab/> • Check if it is annoying customers</text:p>
      <text:p text:style-name="P15"><text:soft-page-break/><text:s text:c="4"/><text:tab/><text:tab/>• Check if it <text:s/>is annoying your boss</text:p>
      <text:p text:style-name="P15"><text:s text:c="3"/><text:tab/> • If it’s a component of something larger</text:p>
      <text:p text:style-name="P15"><text:s text:c="3"/><text:tab/><text:tab/> • See if it uses a fair proportion of that program’s time</text:p>
      <text:p text:style-name="P15"><text:s text:c="2"/><text:tab/> <text:s/>• Decide if it’s a reasonable target, or if it needs work</text:p>
      <text:h text:style-name="P13" text:outline-level="2">If You’re Starting from Nothing</text:h>
      <text:list text:style-name="L2">
        <text:list-item>
          <text:p text:style-name="P16">This is a bit less scientific</text:p>
          <text:list>
            <text:list-item>
              <text:p text:style-name="P16">What’s similar</text:p>
            </text:list-item>
            <text:list-item>
              <text:p text:style-name="P16">What will make you customer happy</text:p>
            </text:list-item>
            <text:list-item>
              <text:p text:style-name="P16">What will m<text:span text:style-name="T9">ak</text:span>e your boss happy</text:p>
            </text:list-item>
            <text:list-item>
              <text:p text:style-name="P17">Are there any natural deadlines?</text:p>
            </text:list-item>
          </text:list>
        </text:list-item>
        <text:list-item>
          <text:p text:style-name="P17"><text:span text:style-name="T9">-verbose heuristic</text:span></text:p>
        </text:list-item>
      </text:list>
      <text:h text:style-name="P13" text:outline-level="2">What did we just see?</text:h>
      <text:p text:style-name="P15">A very simple test for a very simple cache. To make it repeatable:</text:p>
      <text:p text:style-name="P15"><text:s text:c="3"/><text:tab/> • Don’t do other things while running tests</text:p>
      <text:p text:style-name="P15"><text:s text:c="2"/><text:tab/><text:tab/> <text:s/>• That’s pretty easy, the test doesn’t take long</text:p>
      <text:p text:style-name="P15"><text:s text:c="3"/><text:tab/> • Always use machines with the same amount of resources</text:p>
      <text:p text:style-name="P15"><text:s/><text:tab/><text:tab/> <text:s/>• That’s easy if you’re running on your workstation</text:p>
      <text:p text:style-name="P15"><text:tab/> <text:s text:c="3"/>• Wrap the test in a unit test</text:p>
      <text:p text:style-name="P15"><text:s/><text:tab/><text:tab/> <text:s text:c="2"/>• Pass in the amount of time to allow it</text:p>
      <text:p text:style-name="P15"><text:s text:c="2"/><text:tab/> <text:s/>• We’ll see more about the details later</text:p>
      <text:p text:style-name="Horizontal_20_Line">x</text:p>
      <text:p text:style-name="P18"/>
      <text:p text:style-name="P19">x</text:p>
      <text:p text:style-name="P18">x</text:p>
      <text:p text:style-name="P18">x</text:p>
      <text:p text:style-name="P20">Possible Subjects</text:p>
      <text:p text:style-name="P21">from the book</text:p>
      <text:list text:style-name="L3">
        <text:list-item>
          <text:p text:style-name="P22">why</text:p>
        </text:list-item>
        <text:list-item>
          <text:p text:style-name="P22">first, avoid catastropies</text:p>
        </text:list-item>
        <text:list-item>
          <text:p text:style-name="P22">then a budget</text:p>
          <text:list>
            <text:list-item>
              <text:p text:style-name="P22">existing</text:p>
            </text:list-item>
            <text:list-item>
              <text:p text:style-name="P22">new</text:p>
            </text:list-item>
          </text:list>
        </text:list-item>
        <text:list-item>
          <text:p text:style-name="P22">a unit test</text:p>
          <text:list>
            <text:list-item>
              <text:p text:style-name="P22">ci/cd caveats</text:p>
            </text:list-item>
          </text:list>
        </text:list-item>
        <text:list-item>
          <text:p text:style-name="P22">a budgeting banchmark (swap with the unit test)</text:p>
        </text:list-item>
        <text:list-item>
          <text:p text:style-name="P22">Starting to add features</text:p>
          <text:list>
            <text:list-item>
              <text:p text:style-name="P22">cache version 0</text:p>
            </text:list-item>
            <text:list-item>
              <text:p text:style-name="P22">cache version 1, <text:span text:style-name="T10">ttl</text:span></text:p>
            </text:list-item>
            <text:list-item>
              <text:p text:style-name="P23">cache version 2, negative caching</text:p>
            </text:list-item>
          </text:list>
        </text:list-item>
        <text:list-item>
          <text:p text:style-name="P23">what if you just HAVE to have a feature</text:p>
        </text:list-item>
        <text:list-item>
          <text:p text:style-name="P23">time budget in production</text:p>
        </text:list-item>
        <text:list-item>
          <text:p text:style-name="P23">canaries</text:p>
          <text:list>
            <text:list-item>
              <text:p text:style-name="P23">load</text:p>
            </text:list-item>
            <text:list-item>
              <text:p text:style-name="P23">concurrency/spike canaries</text:p>
            </text:list-item>
            <text:list-item>
              <text:p text:style-name="P23">race</text:p>
            </text:list-item>
          </text:list>
        </text:list-item>
        <text:list-item>
          <text:p text:style-name="P23">Summary</text:p>
        </text:list-item>
      </text:list>
      <text:p text:style-name="P24">Time Budgeting <text:span text:style-name="T11">Blog</text:span></text:p>
      <text:list text:style-name="L4">
        <text:list-item>
          <text:p text:style-name="P25">how long a single-threaded transaction takes on a uniprocessor (time budgeting)</text:p>
        </text:list-item>
        <text:list-item>
          <text:p text:style-name="P26">one can use for predicting multiprocessor performance</text:p>
        </text:list-item>
        <text:list-item>
          <text:p text:style-name="P27">how to do it (time budgeting)</text:p>
          <text:list>
            <text:list-item>
              <text:p text:style-name="P27"><text:soft-page-break/>single-requet caller, unit test (time budgeting)</text:p>
            </text:list-item>
            <text:list-item>
              <text:p text:style-name="P27">dummy service that simulates the middle and back (time budgeting)</text:p>
            </text:list-item>
          </text:list>
        </text:list-item>
        <text:list-item>
          <text:p text:style-name="P27">see oif the front-end code is fast enpough (time budgeting)</text:p>
        </text:list-item>
        <text:list-item>
          <text:p text:style-name="P27">I<text:tab/>f so, STOP (time budgeting)</text:p>
        </text:list-item>
        <text:list-item>
          <text:p text:style-name="P27">I<text:tab/>f not, look at the algorithm first (time budgeting)</text:p>
          <text:list>
            <text:list-item>
              <text:p text:style-name="P27">and profile it (time budgeting)</text:p>
            </text:list-item>
          </text:list>
        </text:list-item>
        <text:list-item>
          <text:p text:style-name="P27">worked example (time budgeting)</text:p>
        </text:list-item>
        <text:list-item>
          <text:p text:style-name="P27">subteletys – <text:s/>(time budgeting)</text:p>
          <text:list>
            <text:list-item>
              <text:p text:style-name="P27">debug cost as a heuristic (time budgeting)</text:p>
            </text:list-item>
            <text:list-item>
              <text:p text:style-name="P27">setup not hoisted enough (time budgeting)</text:p>
            </text:list-item>
            <text:list-item>
              <text:p text:style-name="P27">ci/cd – known speed, &amp;&amp; N tests out of M (time budgeting)</text:p>
            </text:list-item>
          </text:list>
        </text:list-item>
      </text:list>
      <text:p text:style-name="P28">Go makes time budgets cheap – <text:span text:style-name="T11">Blog</text:span></text:p>
      <text:list text:style-name="L5">
        <text:list-item>
          <text:p text:style-name="P29">doing it the straightforward way is hard – example <text:span text:style-name="T11">(cheap)</text:span></text:p>
        </text:list-item>
        <text:list-item>
          <text:p text:style-name="P30">go benchmaek already does that <text:span text:style-name="T11">(cheap)</text:span></text:p>
        </text:list-item>
        <text:list-item>
          <text:p text:style-name="P30">spending tpour caches (tn the chapter above) <text:span text:style-name="T11">(cheap)</text:span></text:p>
        </text:list-item>
      </text:list>
      <text:p text:style-name="P31"/>
      <text:p text:style-name="P28">Why Have a Time Budget? <text:s/><text:span text:style-name="T11">Blog</text:span></text:p>
      <text:list text:style-name="L6">
        <text:list-item>
          <text:p text:style-name="P32"><text:span text:style-name="T12">T</text:span><text:span text:style-name="T6">o save effort! (why)</text:span></text:p>
        </text:list-item>
        <text:list-item>
          <text:p text:style-name="P33">Existing (why)</text:p>
        </text:list-item>
        <text:list-item>
          <text:p text:style-name="P33">new (why)</text:p>
        </text:list-item>
        <text:list-item>
          <text:p text:style-name="P33">If this take you more than 30 seconds to run … then you’re trying too hard. (why)</text:p>
        </text:list-item>
        <text:list-item>
          <text:p text:style-name="P33">The whole idea is to reduce work and risk, not add new “gates” to keep you from delivering product. <text:s/>(why)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7">
      <number:number number:decimal-places="4" number:min-decimal-places="4" number:min-integer-digits="1"/>
    </number:number-style>
    <number:time-style style:name="N118">
      <number:hours/>
      <number:text>:</number:text>
      <number:minutes number:style="long"/>
      <number:text> </number:text>
      <number:am-pm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7T17:13:16.065351248</dc:date>
    <dc:creator>David Collier-Brown</dc:creator>
    <meta:editing-duration>PT11H35M9S</meta:editing-duration>
    <meta:editing-cycles>10</meta:editing-cycles>
    <meta:generator>LibreOffice/25.2.2.2$Linux_X86_64 LibreOffice_project/7370d4be9e3cf6031a51beef54ff3bda878e3fac</meta:generator>
    <meta:document-statistic meta:table-count="0" meta:image-count="0" meta:object-count="0" meta:page-count="7" meta:paragraph-count="147" meta:word-count="916" meta:character-count="4930" meta:non-whitespace-character-count="3994"/>
  </office:meta>
</office:document-meta>
</file>